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zit</text:p>
      <text:p text:style-name="P2"><text:span text:style-name="T1">Im Fazit wird der Zielerreichungsgrad des Projektergebnisses evaluiert und diskutiert in wie weit die gesteckten Ziele erreicht wurden. Dazu werden die zu Anfang des Projektes angedachten Features zu rate gezogen.</text:span></text:p>
      <text:p text:style-name="P3"/>
      <text:p text:style-name="P2">Ein Ziel war es Menschen, die Parkplätze suchen weitestgehend bei der Parkplatzsuche zu unterstützen und die Zeit dabei zu minimieren. Dieses Ziel wurde zum Teil durch die Funktion „ParkenPlus“ angeschnitten, allerdings lässt sich dabei nicht von einer weitestgehenden Unterstützung sprechen, die wie zu Anfang geplant den PKW-Fahrer vollständig unterstützt. Es kann also von einer Teilerreichung dieses Ziels gesprochen werden.</text:p>
      <text:p text:style-name="P2">Die Umsetzung eines Community Features, welches ermöglicht, dass die Benutzer der App miteinander kommunizieren können wurde in dem aktuell vorliegenden <text:s/>Prototypen noch nicht umgesetzt. Der Login über eine bestimmte Rolle, die zunächst mit LKW Fahrern geplant war, um nur personalisierte Parkplätze anzuzeigen, wurde aufgrund von Recherchen, die eine geringe Nachfrage nach diesem Feature ergaben als weglassbar bewertet. Der Parkzeitwecker, welcher den Usern einen Überblick über die Kosten seines Parkaufenthaltes geben sollte, wurde aufgrund von mangelnden Kenntnissen in der Android Programmierung, sowie dem daraus resultierendem Zeitverzug leider nicht mehr umgesetzt. Ähnlich verlief es mit dem Feature, welches dem Nutzer die Möglichkeit geben sollte sein eigenes Auto wieder zu finden. Zudem fehlen in der bisherigen Implementation noch zusätzliche Informationen zu den Parkplätzen, welche den Nutzern über Preise, Einfahrtshöhen und Öffnungszeiten informieren sollten.</text:p>
      <text:p text:style-name="P2">Alle diese Feature sind abgesehen von der eigentlichen Implementation vollständig entwickelt und benötigen lediglich eine Umsetzung in Java um funktionabel zu sein. Um alle Features umzusetzen wird vermutlich mindestens eine weitere Woche benötigt. Auch das User Interface ist in prototypischer Entwicklung vollständig vorhanden.</text:p>
      <text:p text:style-name="P2"/>
      <text:p text:style-name="P2">Die Hauptziele können also nicht als erreicht bewertet werden. </text:p>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rnd  schneider</meta:initial-creator>
    <meta:creation-date>2016-01-18T16:20:15.55</meta:creation-date>
    <dc:date>2016-01-18T16:50:32.19</dc:date>
    <dc:creator>bernd  schneider</dc:creator>
    <meta:editing-duration>PT14M54S</meta:editing-duration>
    <meta:editing-cycles>4</meta:editing-cycles>
    <meta:generator>OpenOffice/4.1.0$Win32 OpenOffice.org_project/410m18$Build-9764</meta:generator>
    <meta:document-statistic meta:table-count="0" meta:image-count="0" meta:object-count="0" meta:page-count="1" meta:paragraph-count="6" meta:word-count="272" meta:character-count="2017"/>
  </office:meta>
</office:document-meta>
</file>